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a681"/>
    </style:style>
    <style:style style:name="P2" style:family="paragraph" style:parent-style-name="Standard">
      <style:text-properties officeooo:rsid="0004a681" officeooo:paragraph-rsid="0004a681"/>
    </style:style>
    <style:style style:name="P3" style:family="paragraph" style:parent-style-name="Standard" style:list-style-name="L1">
      <style:text-properties officeooo:rsid="0004a681" officeooo:paragraph-rsid="0004a681"/>
    </style:style>
    <style:style style:name="P4" style:family="paragraph" style:parent-style-name="Standard" style:list-style-name="L2">
      <style:text-properties officeooo:rsid="0004a681" officeooo:paragraph-rsid="0004a681"/>
    </style:style>
    <style:style style:name="P5" style:family="paragraph" style:parent-style-name="Standard" style:list-style-name="L1">
      <style:text-properties officeooo:paragraph-rsid="0004a681"/>
    </style:style>
    <style:style style:name="P6" style:family="paragraph" style:parent-style-name="Standard" style:list-style-name="L3">
      <style:text-properties officeooo:rsid="000651a8" officeooo:paragraph-rsid="000651a8"/>
    </style:style>
    <style:style style:name="P7" style:family="paragraph" style:parent-style-name="Standard">
      <style:text-properties officeooo:rsid="000651a8" officeooo:paragraph-rsid="000651a8"/>
    </style:style>
    <style:style style:name="P8" style:family="paragraph" style:parent-style-name="Standard">
      <style:text-properties officeooo:rsid="00079b0b" officeooo:paragraph-rsid="00079b0b"/>
    </style:style>
    <style:style style:name="P9" style:family="paragraph" style:parent-style-name="Standard">
      <style:text-properties officeooo:rsid="0008934f" officeooo:paragraph-rsid="0008934f"/>
    </style:style>
    <style:style style:name="P10" style:family="paragraph" style:parent-style-name="Standard">
      <style:text-properties officeooo:rsid="00090b9f" officeooo:paragraph-rsid="00090b9f"/>
    </style:style>
    <style:style style:name="P11" style:family="paragraph" style:parent-style-name="Standard">
      <style:text-properties officeooo:rsid="00099419" officeooo:paragraph-rsid="00099419"/>
    </style:style>
    <style:style style:name="P12" style:family="paragraph" style:parent-style-name="Standard">
      <style:text-properties officeooo:rsid="000a4899" officeooo:paragraph-rsid="000a4899"/>
    </style:style>
    <style:style style:name="T1" style:family="text">
      <style:text-properties officeooo:rsid="0004a681"/>
    </style:style>
    <style:style style:name="T2" style:family="text">
      <style:text-properties officeooo:rsid="000651a8"/>
    </style:style>
    <style:style style:name="T3" style:family="text">
      <style:text-properties officeooo:rsid="00079b0b"/>
    </style:style>
    <style:style style:name="T4" style:family="text">
      <style:text-properties officeooo:rsid="0008934f"/>
    </style:style>
    <style:style style:name="T5" style:family="text">
      <style:text-properties officeooo:rsid="00090b9f"/>
    </style:style>
    <style:style style:name="T6" style:family="text">
      <style:text-properties officeooo:rsid="00099419"/>
    </style:style>
    <style:style style:name="T7" style:family="text">
      <style:text-properties officeooo:rsid="000a4899"/>
    </style:style>
    <style:style style:name="T8" style:family="text">
      <style:text-properties officeooo:rsid="000b1e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with Hololens</text:p>
      <text:p text:style-name="P1"/>
      <text:p text:style-name="P1"/>
      <text:p text:style-name="P2">-----Tools</text:p>
      <text:list xml:id="list2098190274" text:style-name="L2">
        <text:list-item>
          <text:p text:style-name="P4">Unity3d</text:p>
        </text:list-item>
        <text:list-item>
          <text:p text:style-name="P4">Visual Studio</text:p>
        </text:list-item>
      </text:list>
      <text:p text:style-name="P1"/>
      <text:p text:style-name="P2">-----3D Software </text:p>
      <text:list xml:id="list3740172513" text:style-name="L1">
        <text:list-item>
          <text:p text:style-name="P5"><text:span text:style-name="T1">Autodesk Maya </text:span></text:p>
        </text:list-item>
        <text:list-item>
          <text:p text:style-name="P3">Blender 3D</text:p>
        </text:list-item>
      </text:list>
      <text:p text:style-name="P2"/>
      <text:p text:style-name="P2">----- <text:span text:style-name="T2">Cross Functional Team</text:span></text:p>
      <text:list xml:id="list3102830969" text:style-name="L3">
        <text:list-item>
          <text:p text:style-name="P6">Design and Modeling</text:p>
        </text:list-item>
        <text:list-item>
          <text:p text:style-name="P6">Project Manager</text:p>
        </text:list-item>
        <text:list-item>
          <text:p text:style-name="P6">Software Developer / Programmer </text:p>
        </text:list-item>
      </text:list>
      <text:p text:style-name="P7"/>
      <text:p text:style-name="P7">----- <text:span text:style-name="T3">Download Unity3d</text:span></text:p>
      <text:p text:style-name="P7">----- <text:span text:style-name="T3">Visual Studio </text:span></text:p>
      <text:p text:style-name="P7"/>
      <text:p text:style-name="P8">1. Name your project</text:p>
      <text:p text:style-name="P8">2. Setup your work Layout</text:p>
      <text:p text:style-name="P8">3. Set the main camera positon to: 0x, 0y, 0z</text:p>
      <text:p text:style-name="P8">4. Length in Meters no inches</text:p>
      <text:p text:style-name="P8">5. Set the main camera.clearflags to: Solid Color</text:p>
      <text:p text:style-name="P8">6. Select camera background to : Color #000000 for transparency</text:p>
      <text:p text:style-name="P8">7. <text:span text:style-name="T4">Change clipping planes from 0.3 to 0.85</text:span></text:p>
      <text:p text:style-name="P9">8. Create a plane</text:p>
      <text:p text:style-name="P9">9. Position plane to 0x -0.5y 4z</text:p>
      <text:p text:style-name="P9">10. Scale plane to 0.4x 0.4y 0.4z</text:p>
      <text:p text:style-name="P9">11. <text:span text:style-name="T5">Create a cube</text:span></text:p>
      <text:p text:style-name="P10">12. Scale cube to 0.5x 0.5y 0.5z</text:p>
      <text:p text:style-name="P10">13. Duplicate cube twice</text:p>
      <text:p text:style-name="P10">14. Position cubes in scene ( see image) <text:span text:style-name="T6">+ Play scene to test physics</text:span></text:p>
      <text:p text:style-name="P10">15. Add a Rigid Body</text:p>
      <text:p text:style-name="P11">16. Select all cube (Ctrl + click)</text:p>
      <text:p text:style-name="P11">17. Add component</text:p>
      <text:p text:style-name="P11">18. Search "rigid"</text:p>
      <text:p text:style-name="P11">19. Select Rigid Body</text:p>
      <text:p text:style-name="P11">20. Click the Play button + see new object physics</text:p>
      <text:p text:style-name="P11">21. Goto Projects</text:p>
      <text:p text:style-name="P11">22. Click Create</text:p>
      <text:p text:style-name="P11">23. Select C# script</text:p>
      <text:p text:style-name="P11">24. Click and hold file to rename "CubeColor"</text:p>
      <text:p text:style-name="P11">25. <text:span text:style-name="T7">Double click the file and open Visual Studio</text:span></text:p>
      <text:p text:style-name="P12">2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9M10S</meta:editing-duration>
    <meta:editing-cycles>6</meta:editing-cycles>
    <meta:generator>LibreOffice/5.4.3.2$Windows_X86_64 LibreOffice_project/92a7159f7e4af62137622921e809f8546db437e5</meta:generator>
    <dc:date>2018-09-21T06:44:49.830000000</dc:date>
    <meta:document-statistic meta:table-count="0" meta:image-count="0" meta:object-count="0" meta:page-count="1" meta:paragraph-count="39" meta:word-count="199" meta:character-count="1042" meta:non-whitespace-character-count="886"/>
    <meta:user-defined meta:name="Info 1"/>
    <meta:user-defined meta:name="Info 2"/>
    <meta:user-defined meta:name="Info 3"/>
    <meta:user-defined meta:name="Info 4"/>
  </office:meta>
</office:document-meta>
</file>